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da4e" officeooo:paragraph-rsid="0013da4e"/>
    </style:style>
    <style:style style:name="P2" style:family="paragraph" style:parent-style-name="Standard">
      <style:text-properties style:text-underline-style="none" officeooo:rsid="0013da4e" officeooo:paragraph-rsid="0013da4e"/>
    </style:style>
    <style:style style:name="P3" style:family="paragraph" style:parent-style-name="Standard">
      <style:text-properties style:text-underline-style="none" officeooo:rsid="0013da4e" officeooo:paragraph-rsid="00151b0c"/>
    </style:style>
    <style:style style:name="P4" style:family="paragraph" style:parent-style-name="Standard">
      <style:text-properties style:text-underline-style="none" officeooo:rsid="00151b0c" officeooo:paragraph-rsid="00151b0c"/>
    </style:style>
    <style:style style:name="P5" style:family="paragraph" style:parent-style-name="Standard">
      <style:text-properties style:text-underline-style="none" officeooo:rsid="00164175" officeooo:paragraph-rsid="001814b5"/>
    </style:style>
    <style:style style:name="P6" style:family="paragraph" style:parent-style-name="Standard">
      <style:text-properties fo:font-style="normal" style:text-underline-style="none" officeooo:rsid="0013da4e" officeooo:paragraph-rsid="0013da4e" style:font-style-asian="normal" style:font-style-complex="normal"/>
    </style:style>
    <style:style style:name="P7" style:family="paragraph" style:parent-style-name="Standard">
      <style:text-properties fo:font-style="normal" style:text-underline-style="none" officeooo:rsid="0013da4e" officeooo:paragraph-rsid="00151b0c" style:font-style-asian="normal" style:font-style-complex="normal"/>
    </style:style>
    <style:style style:name="P8" style:family="paragraph" style:parent-style-name="Standard">
      <style:text-properties fo:font-style="normal" style:text-underline-style="none" officeooo:rsid="00151b0c" officeooo:paragraph-rsid="00151b0c" style:font-style-asian="normal" style:font-style-complex="normal"/>
    </style:style>
    <style:style style:name="P9" style:family="paragraph" style:parent-style-name="Standard">
      <style:text-properties fo:font-style="normal" style:text-underline-style="none" officeooo:rsid="00164175" officeooo:paragraph-rsid="00164175" style:font-style-asian="normal" style:font-style-complex="normal"/>
    </style:style>
    <style:style style:name="P10" style:family="paragraph" style:parent-style-name="Standard" style:list-style-name="L2">
      <style:text-properties fo:font-style="normal" style:text-underline-style="none" officeooo:rsid="00164175" officeooo:paragraph-rsid="00164175" style:font-style-asian="normal" style:font-style-complex="normal"/>
    </style:style>
    <style:style style:name="P11" style:family="paragraph" style:parent-style-name="Standard">
      <style:text-properties fo:font-style="normal" style:text-underline-style="none" officeooo:rsid="001b005f" officeooo:paragraph-rsid="001b005f" style:font-style-asian="normal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51b0c" style:font-style-asian="normal" style:font-style-complex="normal"/>
    </style:style>
    <style:style style:name="T4" style:family="text">
      <style:text-properties fo:font-style="normal" officeooo:rsid="001814b5" style:font-style-asian="normal" style:font-style-complex="normal"/>
    </style:style>
    <style:style style:name="T5" style:family="text">
      <style:text-properties fo:font-style="normal" officeooo:rsid="00184194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officeooo:rsid="00184194" style:font-style-asian="normal" style:font-style-complex="normal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fo:font-style="normal" style:text-underline-style="solid" style:text-underline-width="auto" style:text-underline-color="font-color" officeooo:rsid="00151b0c" style:font-style-asian="normal" style:font-style-complex="normal"/>
    </style:style>
    <style:style style:name="T10" style:family="text">
      <style:text-properties officeooo:rsid="00184194"/>
    </style:style>
    <style:style style:name="T11" style:family="text">
      <style:text-properties officeooo:rsid="001a2c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ente</text:p>
      <text:p text:style-name="P1">(<text:span text:style-name="T1">id_utente</text:span><text:span text:style-name="T6">, nome, cognome,data_n, email, ruolo, is_confirmed, pwd_hash, profile_pic, </text:span><text:span text:style-name="T7">ban</text:span><text:span text:style-name="T6">)</text:span></text:p>
      <text:p text:style-name="P6"/>
      <text:p text:style-name="P6">Post</text:p>
      <text:p text:style-name="P1"><text:span text:style-name="T6">(</text:span><text:span text:style-name="T8">id_post</text:span><text:span text:style-name="T6">, timestamp, content, is_fixed, id_autore (FK to Utente))</text:span></text:p>
      <text:p text:style-name="P6"/>
      <text:p text:style-name="P6">Commento</text:p>
      <text:p text:style-name="P2"><text:span text:style-name="T2">(</text:span><text:span text:style-name="T8">id_commento</text:span><text:span text:style-name="T2">, timestamp, content, id_autore (FK to Utente), id_post (FK to Post))</text:span></text:p>
      <text:p text:style-name="P6"/>
      <text:p text:style-name="P6">Notifica</text:p>
      <text:p text:style-name="P2"><text:span text:style-name="T2">(</text:span><text:span text:style-name="T8">id_notifica</text:span><text:span text:style-name="T2">, link, content, letta, timestamp, id_utente (FK to Utente))</text:span></text:p>
      <text:p text:style-name="P6"/>
      <text:p text:style-name="P6">Pagina</text:p>
      <text:p text:style-name="P2"><text:span text:style-name="T2">(</text:span><text:span text:style-name="T8">id_pagina</text:span><text:span text:style-name="T2">, nome, pic, id_proprietario (FK to Utente))</text:span></text:p>
      <text:p text:style-name="P6"/>
      <text:p text:style-name="P6">Utente_segue_Pagina</text:p>
      <text:p text:style-name="P2"><text:span text:style-name="T2">(</text:span><text:span text:style-name="T8">id_utente (FK to Utente), id_pagina (FK to Pagina)</text:span><text:span text:style-name="T2">)</text:span></text:p>
      <text:p text:style-name="P6"/>
      <text:p text:style-name="P8">Utente_stringe_Amicizia</text:p>
      <text:p text:style-name="P3"><text:span text:style-name="T2">(</text:span><text:span text:style-name="T8">id_utente_</text:span><text:span text:style-name="T9">richiedente</text:span><text:span text:style-name="T8"> (FK to Utente), id_</text:span><text:span text:style-name="T9">utente</text:span><text:span text:style-name="T8"> (FK to </text:span><text:span text:style-name="T9">Utente</text:span><text:span text:style-name="T8">)</text:span><text:span text:style-name="T2">, </text:span><text:span text:style-name="T3">stato</text:span><text:span text:style-name="T2">)</text:span></text:p>
      <text:p text:style-name="P7"/>
      <text:p text:style-name="P8">Like_Post</text:p>
      <text:p text:style-name="P4"><text:span text:style-name="T2">(</text:span><text:span text:style-name="T8">id_post (FK to Post), id_utente(FK to Utente)</text:span><text:span text:style-name="T2">, </text:span><text:span text:style-name="T5">like</text:span><text:span text:style-name="T2">)</text:span></text:p>
      <text:p text:style-name="P8"/>
      <text:p text:style-name="P8">Like_Commento</text:p>
      <text:p text:style-name="P4"><text:span text:style-name="T2">(</text:span><text:span text:style-name="T8">id_commento (FK to Commento), id_utente(FK to Utente)</text:span><text:span text:style-name="T2">, </text:span><text:span text:style-name="T5">like</text:span><text:span text:style-name="T2">)</text:span></text:p>
      <text:p text:style-name="P8"/>
      <text:p text:style-name="P8"/>
      <text:p text:style-name="P8"/>
      <text:p text:style-name="P9">Le chiavi primarie sono sottolineate.</text:p>
      <text:p text:style-name="P8"/>
      <text:p text:style-name="P9">Utente: <text:span text:style-name="T10">ha due ruoli, admin e normale. L’admin puo’ bannare l’utente e eliminare eventuali commenti o post non desiderati, in autonomia o su segnalazione di un utente (la segnalazione arriva all’amministratore come notifica “l’utente Tizio ha segnalato &lt;a href=”link”&gt;questo commento&lt;/a&gt;”)</text:span></text:p>
      <text:p text:style-name="P9"/>
      <text:p text:style-name="P9">Post:</text:p>
      <text:list xml:id="list5352622106473900799" text:style-name="L2">
        <text:list-item>
          <text:p text:style-name="P10">Daniele nel modello ha messo un attributo link <text:span text:style-name="T11">che serve per gestire post con immagini ecc….per il momento l’ho eliminato e lavorerei solo con post che contengono solo elementi testuali.</text:span></text:p>
        </text:list-item>
      </text:list>
      <text:p text:style-name="P9"/>
      <text:p text:style-name="P11">Messaggi: Si discuteva dell’implementazione di un sistema di chat sul sito. Sistema sincrono/asincrono da definire, per il momento il db non implementa una entita’ Messaggi.</text:p>
      <text:p text:style-name="P5"><text:span text:style-name="T2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22:08:39.954264712</meta:creation-date>
    <dc:date>2017-12-06T11:21:13.034472398</dc:date>
    <meta:editing-duration>PT19M53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188" meta:character-count="1386" meta:non-whitespace-character-count="1221"/>
  </office:meta>
</office:document-meta>
</file>